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15, 2021 (08:33:2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16T00:33:36Z</meta:creation-date>
    <dc:date>2021-09-16T00:33:36Z</dc:date>
    <meta:user-defined meta:name="date" meta:value-type="string">September  15, 2021 (08:33:2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